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style:font-name="Times New Roman" fo:font-size="12pt" officeooo:rsid="000ec8fa" officeooo:paragraph-rsid="0011bff3" style:font-size-asian="12pt" style:font-size-complex="12pt"/>
    </style:style>
    <style:style style:name="P2" style:family="paragraph" style:parent-style-name="Preformatted_20_Text">
      <style:paragraph-properties fo:line-height="150%"/>
      <style:text-properties style:font-name="Times New Roman" fo:font-size="12pt" fo:font-style="italic" fo:font-weight="bold" officeooo:rsid="001c5419" officeooo:paragraph-rsid="001c5419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list-style-name="L1">
      <style:paragraph-properties fo:line-height="150%"/>
      <style:text-properties style:font-name="Times New Roman" fo:font-size="12pt" fo:font-style="italic" fo:font-weight="bold" officeooo:rsid="001ec3e5" officeooo:paragraph-rsid="001ec3e5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Preformatted_20_Text">
      <style:paragraph-properties fo:line-height="150%"/>
      <style:text-properties style:font-name="Times New Roman" fo:font-size="12pt" fo:font-style="italic" fo:font-weight="bold" officeooo:rsid="0022ff26" officeooo:paragraph-rsid="0022ff26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Preformatted_20_Text" style:list-style-name="L1">
      <style:paragraph-properties fo:line-height="150%"/>
      <style:text-properties style:font-name="Times New Roman" fo:font-size="12pt" fo:font-style="italic" fo:font-weight="normal" officeooo:rsid="001f3684" officeooo:paragraph-rsid="001f368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Preformatted_20_Text">
      <style:paragraph-properties fo:line-height="150%"/>
      <style:text-properties style:font-name="Times New Roman" fo:font-size="12pt" fo:font-style="italic" fo:font-weight="normal" officeooo:rsid="001f3684" officeooo:paragraph-rsid="001f3684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Preformatted_20_Text" style:list-style-name="L4">
      <style:paragraph-properties fo:line-height="150%"/>
      <style:text-properties style:font-name="Times New Roman" fo:font-size="12pt" fo:font-style="italic" fo:font-weight="normal" officeooo:rsid="001f3684" officeooo:paragraph-rsid="001f3684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Preformatted_20_Text" style:list-style-name="L1">
      <style:paragraph-properties fo:line-height="150%"/>
      <style:text-properties style:font-name="Times New Roman" fo:font-size="12pt" fo:font-style="italic" fo:font-weight="normal" officeooo:rsid="00212ec5" officeooo:paragraph-rsid="00212ec5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Preformatted_20_Text">
      <style:paragraph-properties fo:line-height="150%"/>
      <style:text-properties style:font-name="Times New Roman" fo:font-size="12pt" fo:font-style="italic" fo:font-weight="normal" officeooo:rsid="00212ec5" officeooo:paragraph-rsid="00212ec5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line-height="150%"/>
      <style:text-properties style:font-name="Times New Roman" fo:font-size="12pt" fo:font-style="italic" fo:font-weight="normal" officeooo:rsid="0022ff26" officeooo:paragraph-rsid="002ca25f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Preformatted_20_Text">
      <style:paragraph-properties fo:line-height="115%"/>
      <style:text-properties style:font-name="Times New Roman" fo:font-size="12pt" fo:font-style="italic" fo:font-weight="normal" officeooo:rsid="0022ff26" officeooo:paragraph-rsid="0022ff26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line-height="200%"/>
      <style:text-properties style:font-name="Times New Roman" fo:font-size="12pt" fo:font-style="italic" fo:font-weight="normal" officeooo:rsid="0022ff26" officeooo:paragraph-rsid="0022ff26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Preformatted_20_Text">
      <style:paragraph-properties fo:line-height="100%"/>
      <style:text-properties style:font-name="Times New Roman" fo:font-size="12pt" fo:font-style="italic" fo:font-weight="normal" officeooo:rsid="0022ff26" officeooo:paragraph-rsid="0035027d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line-height="100%"/>
      <style:text-properties style:font-name="Times New Roman" fo:font-size="12pt" fo:font-style="italic" fo:font-weight="normal" officeooo:rsid="0022ff26" officeooo:paragraph-rsid="0022ff26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line-height="100%"/>
      <style:text-properties style:font-name="Times New Roman" fo:font-size="12pt" fo:font-style="italic" fo:font-weight="normal" officeooo:rsid="0035027d" officeooo:paragraph-rsid="0035027d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line-height="100%"/>
      <style:text-properties style:font-name="Times New Roman" fo:font-size="12pt" fo:font-style="italic" fo:font-weight="normal" officeooo:rsid="0035027d" officeooo:paragraph-rsid="004420d7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Preformatted_20_Text">
      <style:paragraph-properties fo:line-height="100%"/>
      <style:text-properties style:font-name="Times New Roman" fo:font-size="12pt" fo:font-style="italic" fo:font-weight="normal" officeooo:rsid="0035027d" officeooo:paragraph-rsid="0045a3c5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Preformatted_20_Text">
      <style:paragraph-properties fo:line-height="150%"/>
      <style:text-properties officeooo:paragraph-rsid="001ec3e5"/>
    </style:style>
    <style:style style:name="P19" style:family="paragraph" style:parent-style-name="Preformatted_20_Text">
      <style:paragraph-properties fo:line-height="150%"/>
      <style:text-properties fo:font-style="italic" fo:font-weight="bold" officeooo:rsid="0031cc7c" officeooo:paragraph-rsid="0031cc7c" style:font-style-asian="italic" style:font-weight-asian="bold" style:font-style-complex="italic" style:font-weight-complex="bold"/>
    </style:style>
    <style:style style:name="P20" style:family="paragraph" style:parent-style-name="Preformatted_20_Text">
      <style:paragraph-properties fo:line-height="150%"/>
      <style:text-properties fo:font-style="italic" fo:font-weight="bold" officeooo:rsid="00358242" officeooo:paragraph-rsid="00358242" style:font-style-asian="italic" style:font-weight-asian="bold" style:font-style-complex="italic" style:font-weight-complex="bold"/>
    </style:style>
    <style:style style:name="P21" style:family="paragraph" style:parent-style-name="Preformatted_20_Text">
      <style:paragraph-properties fo:line-height="150%"/>
      <style:text-properties fo:font-style="normal" fo:font-weight="normal" officeooo:rsid="00358242" officeooo:paragraph-rsid="00358242" style:font-style-asian="normal" style:font-weight-asian="normal" style:font-style-complex="normal" style:font-weight-complex="normal"/>
    </style:style>
    <style:style style:name="P22" style:family="paragraph" style:parent-style-name="Footer">
      <style:text-properties fo:font-size="10pt" officeooo:rsid="002f8fcc" officeooo:paragraph-rsid="002f8fcc" style:font-size-asian="10pt" style:font-size-complex="10pt"/>
    </style:style>
    <style:style style:name="P23" style:family="paragraph" style:parent-style-name="Footer">
      <style:text-properties fo:font-size="10pt" officeooo:rsid="002f8fcc" officeooo:paragraph-rsid="0032d0de" style:font-size-asian="10pt" style:font-size-complex="10pt"/>
    </style:style>
    <style:style style:name="T1" style:family="text">
      <style:text-properties officeooo:rsid="000ff3ad"/>
    </style:style>
    <style:style style:name="T2" style:family="text">
      <style:text-properties officeooo:rsid="0012f859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757ac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dd867" style:font-style-asian="normal" style:font-weight-asian="normal" style:font-style-complex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fo:font-style="normal" fo:font-weight="normal" officeooo:rsid="001ec3e5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2pt" officeooo:rsid="001ec3e5" style:font-size-asian="12pt" style:font-size-complex="12pt"/>
    </style:style>
    <style:style style:name="T12" style:family="text">
      <style:text-properties style:font-name="Times New Roman" fo:font-style="italic" style:font-style-asian="italic" style:font-style-complex="italic"/>
    </style:style>
    <style:style style:name="T13" style:family="text"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T14" style:family="text">
      <style:text-properties fo:color="#007fff"/>
    </style:style>
    <style:style style:name="T15" style:family="text">
      <style:text-properties fo:color="#906d58"/>
    </style:style>
    <style:style style:name="T16" style:family="text">
      <style:text-properties fo:color="#906d58" officeooo:rsid="0035027d"/>
    </style:style>
    <style:style style:name="T17" style:family="text">
      <style:text-properties officeooo:rsid="002e24ea"/>
    </style:style>
    <style:style style:name="T18" style:family="text">
      <style:text-properties officeooo:rsid="002e6354"/>
    </style:style>
    <style:style style:name="T19" style:family="text">
      <style:text-properties style:text-position="super 58%" officeooo:rsid="002f8fcc"/>
    </style:style>
    <style:style style:name="T20" style:family="text">
      <style:text-properties officeooo:rsid="0035027d"/>
    </style:style>
    <style:style style:name="T21" style:family="text">
      <style:text-properties officeooo:rsid="003ed62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N-Queen Problem </text:span><text:span text:style-name="T4">Statement</text:span><text:span text:style-name="T3">:</text:span> <text:span text:style-name="T1">We all are known to the popular strategy board game “Chess”. Each player begins with 16 pieces: one king, one queen, two rooks, two knights, two bishops, and eight pawns. In N-Queen problem we need to find a solution (or a set of solutions) to set N-Queens in a N x N chess board so that no two Queens threaten each other. </text:span></text:p>
      <text:p text:style-name="P1"><text:span text:style-name="T1"><text:tab/>Given that,</text:span></text:p>
      <text:p text:style-name="P1"><text:span text:style-name="T1"><text:tab/><text:tab/> N&gt;3 and </text:span></text:p>
      <text:p text:style-name="P1"><text:span text:style-name="T1"><text:tab/><text:tab/>Queens can attack: </text:span></text:p>
      <text:p text:style-name="P1"><text:span text:style-name="T1"><text:tab/><text:tab/><text:tab/>i) Horizontally </text:span></text:p>
      <text:p text:style-name="P1"><text:span text:style-name="T1"><text:tab/><text:tab/><text:tab/>ii) Vertically </text:span></text:p>
      <text:p text:style-name="P1"><text:span text:style-name="T1"><text:tab/><text:tab/><text:tab/>iii) Diagonally</text:span></text:p>
      <text:p text:style-name="P1"><text:tab/><text:span text:style-name="T2">So, we cannot place two queens diagonal to each other, or vertical or even horizontal <text:tab/><text:tab/>to each other.</text:span></text:p>
      <text:p text:style-name="P1"/>
      <text:p text:style-name="P2">Algorithm:<text:span text:style-name="T6"> Here is an algorithm we’ve used to solve the N-Queens problem, </text:span><text:span text:style-name="T7">this algorithm is used to find only one solution for a given N (numbers of Queen) though there are more than one possible solutions for one value of N. Number of solutions increases as N increases.</text:span></text:p>
      <text:list xml:id="list107867923" text:style-name="L1">
        <text:list-item>
          <text:p text:style-name="P3"><text:span text:style-name="T7">S</text:span><text:span text:style-name="T6">tart placing the Queens column wise from the leftmost column.</text:span></text:p>
        </text:list-item>
        <text:list-item>
          <text:p text:style-name="P3"><text:span text:style-name="T6">If all Queens are placed where no two queens threaten each other</text:span></text:p>
          <text:list>
            <text:list-item>
              <text:p text:style-name="P3"><text:span text:style-name="T6">Solution found. Print solution.</text:span></text:p>
            </text:list-item>
            <text:list-item>
              <text:p text:style-name="P3"><text:span text:style-name="T6">End</text:span></text:p>
            </text:list-item>
          </text:list>
        </text:list-item>
        <text:list-item>
          <text:p text:style-name="P5">Else </text:p>
          <text:list>
            <text:list-item>
              <text:p text:style-name="P5">try placing in all rows of the current column</text:p>
            </text:list-item>
          </text:list>
        </text:list-item>
      </text:list>
      <text:list xml:id="list3433951115" text:style-name="L4">
        <text:list-item>
          <text:list>
            <text:list-item>
              <text:p text:style-name="P7">Check if a queen can be placed here safely</text:p>
              <text:list>
                <text:list-item>
                  <text:p text:style-name="P7">mark the position for one queen </text:p>
                </text:list-item>
                <text:list-item>
                  <text:p text:style-name="P7">try to place other queens assuming this place holds a queen</text:p>
                </text:list-item>
              </text:list>
            </text:list-item>
          </text:list>
        </text:list-item>
      </text:list>
      <text:list xml:id="list220747479137622" text:continue-list="list107867923" text:style-name="L1">
        <text:list-item>
          <text:list>
            <text:list-item>
              <text:p text:style-name="P8">if placing a Queen in above place doesn’t leads to a solutions</text:p>
              <text:list>
                <text:list-item>
                  <text:p text:style-name="P8">discard the previous place</text:p>
                </text:list-item>
                <text:list-item>
                  <text:p text:style-name="P8">place the queen in a new place</text:p>
                </text:list-item>
                <text:list-item>
                  <text:p text:style-name="P8">check if the above condition (condition iii) holds</text:p>
                </text:list-item>
              </text:list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4">Solution Source Code:</text:p>
      <text:p text:style-name="P10"><text:tab/><text:span text:style-name="T17">(the solution uses non-ISO predicates between/3 and select/3)</text:span></text:p>
      <text:p text:style-name="P10"><text:tab/><text:span text:style-name="T18">source code is slightly modified version of </text:span><text:a xlink:type="simple" xlink:href="https://rosettacode.org/wiki/N-queens_problem#Prolog" text:style-name="Internet_20_link" text:visited-style-name="Visited_20_Internet_20_Link"><text:span text:style-name="T18">this</text:span></text:a><text:span text:style-name="T19">1</text:span><text:span text:style-name="T18"> code From RosettaCode</text:span></text:p>
      <text:p text:style-name="P10"><text:tab/><text:tab/></text:p>
      <text:p text:style-name="P13"><text:tab/><text:span text:style-name="T16">while</text:span><text:span text:style-name="T20">(N, A) :-</text:span></text:p>
      <text:p text:style-name="P15"><text:s text:c="2"/><text:tab/> <text:s text:c="3"/>(<text:tab/>N==0 → <text:span text:style-name="T14">true</text:span> ;</text:p>
      <text:p text:style-name="P15"><text:s text:c="6"/><text:tab/> <text:s text:c="2"/><text:tab/>N1 is N -1,</text:p>
      <text:p text:style-name="P17"><text:tab/> <text:s/><text:tab/>A1 is A + 1</text:p>
      <text:p text:style-name="P17"><text:span text:style-name="T15"><text:tab/><text:tab/>write</text:span>(A),nl,</text:p>
      <text:p text:style-name="P17"><text:span text:style-name="T14"><text:tab/><text:tab/>time</text:span>(<text:span text:style-name="T15">queens</text:span>(A,X)),</text:p>
      <text:p text:style-name="P17"><text:span text:style-name="T15"><text:tab/><text:tab/>while</text:span>(N1, A1<text:span text:style-name="T21">) </text:span></text:p>
      <text:p text:style-name="P16"><text:tab/> <text:s text:c="2"/>).</text:p>
      <text:p text:style-name="P12"><text:tab/><text:tab/><text:span text:style-name="T15">queens</text:span>(N,Qs) :- <text:span text:style-name="T14">bagof</text:span>(X, between(1,N,X), Xs), <text:span text:style-name="T15">place</text:span>(Xs,[],Qs).</text:p>
      <text:p text:style-name="P14"><text:tab/><text:tab/><text:span text:style-name="T15">place</text:span>(Xs,Qs,Res) :-</text:p>
      <text:p text:style-name="P14"><text:s text:c="3"/><text:tab/><text:tab/> Xs = [] -&gt; Res = Qs</text:p>
      <text:p text:style-name="P12"><text:s/><text:tab/><text:tab/> ; <text:span text:style-name="T14">select</text:span>(Q,Xs,Ys), <text:span text:style-name="T15">not_diagonal</text:span>(Q,Qs,1), <text:span text:style-name="T15">place</text:span>(Ys,[Q|Qs],Res).</text:p>
      <text:p text:style-name="P11"><text:tab/><text:tab/><text:span text:style-name="T15">not_diagonal</text:span>(_, [], _).</text:p>
      <text:p text:style-name="P11"><text:tab/><text:tab/><text:span text:style-name="T15">not_diagonal</text:span>(Q, [Qh|Qs], D) :-</text:p>
      <text:p text:style-name="P11"><text:tab/> <text:tab/><text:span text:style-name="T14">abs</text:span>(Q - Qh) =\= D, D1 is D + 1, <text:span text:style-name="T15">not_diagonal</text:span>(Q,Qs,D1). </text:p>
      <text:p text:style-name="P6"/>
      <text:p text:style-name="P18"/>
      <text:p text:style-name="P18"><text:span text:style-name="T9"/></text:p>
      <text:p text:style-name="P19"><text:span text:style-name="T11">P</text:span><text:span text:style-name="T10">erformance &amp; Discussion:</text:span></text:p>
      <text:p text:style-name="P20"><text:span text:style-name="T10">Results for sample tests:</text:span></text:p>
      <text:p text:style-name="P21"><text:span text:style-name="T10">4 <text:tab/>% 90 inferences, 0.000 CPU in 0.000 seconds (98% CPU, 859911 Lips)</text:span></text:p>
      <text:p text:style-name="P21"><text:span text:style-name="T10">5 <text:tab/>% 67 inferences, 0.000 CPU in 0.000 seconds (101% CPU, 1081290 Lips)</text:span></text:p>
      <text:p text:style-name="P21"><text:span text:style-name="T10">6 <text:tab/>% 507 inferences, 0.000 CPU in 0.000 seconds (100% CPU, 2521109 Lips)</text:span></text:p>
      <text:p text:style-name="P21"><text:span text:style-name="T10">7 <text:tab/>% 159 inferences, 0.000 CPU in 0.000 seconds (100% CPU, 1738237 Lips)</text:span></text:p>
      <text:p text:style-name="P21"><text:span text:style-name="T10">8 <text:tab/>% 2,702 inferences, 0.001 CPU in 0.001 seconds (100% CPU, 2311901 Lips)</text:span></text:p>
      <text:p text:style-name="P21"><text:span text:style-name="T10">9 <text:tab/>% 1,205 inferences, 0.001 CPU in 0.001 seconds (100% CPU, 2078855 Lips)</text:span></text:p>
      <text:p text:style-name="P21"><text:span text:style-name="T10">10 <text:tab/>% 3,471 inferences, 0.002 CPU in 0.002 seconds (100% CPU, 2051182 Lips)</text:span></text:p>
      <text:p text:style-name="P21"><text:span text:style-name="T10">11 <text:tab/>% 2,047 inferences, 0.001 CPU in 0.001 seconds (100% CPU, 1461378 Lips)</text:span></text:p>
      <text:p text:style-name="P21"><text:span text:style-name="T10">12<text:tab/> % 11,994 inferences, 0.004 CPU in 0.004 seconds (100% CPU, 2942449 Lips)</text:span></text:p>
      <text:p text:style-name="P21"><text:span text:style-name="T10">13<text:tab/> % 5,652 inferences, 0.002 CPU in 0.002 seconds (99% CPU, 3354133 Lips)</text:span></text:p>
      <text:p text:style-name="P21"><text:span text:style-name="T10">14<text:tab/>% 107,973 inferences, 0.031 CPU in 0.031 seconds (100% CPU, 3437600 Lips)</text:span></text:p>
      <text:p text:style-name="P21"><text:span text:style-name="T10">15<text:tab/>% 85,773 inferences, 0.019 CPU in 0.019 seconds (100% CPU, 4484259 Lips)</text:span></text:p>
      <text:p text:style-name="P21"><text:span text:style-name="T10">16<text:tab/>% 671,312 inferences, 0.115 CPU in 0.115 seconds (100% CPU, 5821929 Lips)</text:span></text:p>
      <text:p text:style-name="P21"><text:soft-page-break/><text:span text:style-name="T10">17<text:tab/>% 401,084 inferences, 0.063 CPU in 0.063 seconds (100% CPU, 6346034 Lips)</text:span></text:p>
      <text:p text:style-name="P21"><text:span text:style-name="T10">18<text:tab/>% 3,333,719 inferences, 0.502 CPU in 0.502 seconds (100% CPU, 6642899 Lips)</text:span></text:p>
      <text:p text:style-name="P21"><text:span text:style-name="T10">19<text:tab/>% 240,254 inferences, 0.037 CPU in 0.037 seconds (100% CPU, 6501982 Lips)</text:span></text:p>
      <text:p text:style-name="P21"><text:span text:style-name="T10">20<text:tab/>% 18,869,298 inferences, 2.848 CPU in 2.848 seconds (100% CPU, 6624938 Lips)</text:span></text:p>
      <text:p text:style-name="P21"><text:span text:style-name="T10">21<text:tab/>% 968,081 inferences, 0.144 CPU in 0.144 seconds (100% CPU, 6732618 Lips)</text:span></text:p>
      <text:p text:style-name="P21"><text:span text:style-name="T10">22<text:tab/>% 192,362,598 inferences, 40.786 CPU in 40.796 seconds (100% CPU, 4716347 Lips)</text:span></text:p>
      <text:p text:style-name="P21"><text:span text:style-name="T10">23<text:tab/>% 3,392,399 inferences, 0.790 CPU in 0.790 seconds (100% CPU, 4294612 Lips)</text:span></text:p>
      <text:p text:style-name="P21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officeooo:rsid="002f8fcc" officeooo:paragraph-rsid="002f8fcc" style:font-size-asian="10pt" style:font-size-complex="10pt"/>
    </style:style>
    <style:style style:name="MP2" style:family="paragraph" style:parent-style-name="Footer">
      <style:text-properties fo:font-size="10pt" officeooo:rsid="002f8fcc" officeooo:paragraph-rsid="0032d0de" style:font-size-asian="10pt" style:font-size-complex="10pt"/>
    </style:style>
    <style:style style:name="MT1" style:family="text">
      <style:text-properties style:font-name="Times New Roman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draw:fill="non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true" draw:fill="none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MP1"/>
      </style:footer-first>
      <style:footer-left>
        <text:p text:style-name="MP2">1. <text:span text:style-name="MT1">Rosetta Code link for prolog solution: https://rosettacode.org/wiki/N-queens_problem#Prolog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dc:date>2017-05-14T22:07:37.597174543</dc:date>
    <meta:editing-duration>PT2H24M15S</meta:editing-duration>
    <meta:editing-cycles>56</meta:editing-cycles>
    <meta:document-statistic meta:table-count="0" meta:image-count="0" meta:object-count="0" meta:page-count="3" meta:paragraph-count="64" meta:word-count="607" meta:character-count="3579" meta:non-whitespace-character-count="2953"/>
  </office:meta>
</office:document-meta>
</file>